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T1" style:family="text">
      <style:text-properties officeooo:rsid="00115c36"/>
    </style:style>
    <style:style style:name="T2" style:family="text">
      <style:text-properties officeooo:rsid="00128f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1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07:27.974355444</meta:creation-date>
    <dc:date>2017-06-02T15:12:49.373166493</dc:date>
    <meta:editing-duration>PT2M3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2" meta:character-count="9" meta:non-whitespace-character-count="8"/>
  </office:meta>
</office:document-meta>
</file>